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1bff6a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  <style:text-properties officeooo:paragraph-rsid="001bff6a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>
      <style:text-properties officeooo:paragraph-rsid="001bff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Generación de Contenidos</text:span> </text:h>
      <text:p text:style-name="Text_20_body"><text:span text:style-name="Strong_20_Emphasis">Descripción:</text:span><text:line-break/>Servicio dedicado a la producción de material escrito, visual y audiovisual alineado con la identidad de marca y objetivos estratégicos del cliente. Incluye la creación de contenido para múltiples canales digitales con enfoque en coherencia y relevancia para la audiencia. </text:p>
      <text:p text:style-name="Text_20_body"><text:span text:style-name="Strong_20_Emphasis">Componentes:</text:span> </text:p>
      <text:list text:style-name="L1">
        <text:list-item>
          <text:p text:style-name="P2">Publicaciones para redes sociales (imágenes, carrousels, videos cortos). </text:p>
        </text:list-item>
        <text:list-item>
          <text:p text:style-name="P2">Artículos de blog optimizados para SEO (investigación de palabras clave, estructura técnica). </text:p>
        </text:list-item>
        <text:list-item>
          <text:p text:style-name="P3">Creación de newsletters con contenido curado o personalizado. </text:p>
        </text:list-item>
        <text:list-item>
          <text:p text:style-name="P2">Producción de videos (formatos cortos para TikTok/Reels y largos para YouTube). </text:p>
        </text:list-item>
        <text:list-item>
          <text:p text:style-name="P1">Planificación de calendario editorial y gestión de publicaciones programadas. </text:p>
        </text:list-item>
      </text:list>
      <text:p text:style-name="Text_20_body"><text:span text:style-name="Strong_20_Emphasis">Beneficios:</text:span> </text:p>
      <text:list text:style-name="L2">
        <text:list-item>
          <text:p text:style-name="P5">Garantiza consistencia en la comunicación de la marca a través de todos los canales. </text:p>
        </text:list-item>
        <text:list-item>
          <text:p text:style-name="P5">Mejora la visibilidad en motores de búsqueda mediante contenido técnico y relevante. </text:p>
        </text:list-item>
        <text:list-item>
          <text:p text:style-name="P4">Facilita el engagement con la audiencia mediante material adaptado a sus preferencias y comportamientos. </text:p>
        </text:list-item>
      </text:list>
      <text:p text:style-name="Text_20_body"><text:span text:style-name="Strong_20_Emphasis">Especificaciones Técnicas:</text:span> </text:p>
      <text:list text:style-name="L3">
        <text:list-item>
          <text:p text:style-name="P7">Estándares: Cumplimiento de pautas de marca, optimización para dimensiones específicas de cada plataforma (ej.: Instagram: 1080x1080 px; YouTube: 1920x1080 px). </text:p>
        </text:list-item>
        <text:list-item>
          <text:p text:style-name="P6">Entregables: Archivos listos para publicación (formatos JPEG, PNG, MP4), informes de rendimiento mensuales. </text:p>
        </text:list-item>
      </text:list>
      <text:p text:style-name="Horizontal_20_Line"/>
      <text:h text:style-name="Heading_20_3" text:outline-level="3"><text:span text:style-name="Strong_20_Emphasis">2. Campañas de Mensajería</text:span> </text:h>
      <text:p text:style-name="Text_20_body"><text:span text:style-name="Strong_20_Emphasis">Descripción:</text:span><text:line-break/>Diseño y ejecución de estrategias de comunicación por canales de mensajería directa (email, WhatsApp) para nutrir leads, mantener la relación con clientes y promover acciones específicas. </text:p>
      <text:p text:style-name="Text_20_body"><text:span text:style-name="Strong_20_Emphasis">Componentes:</text:span> </text:p>
      <text:list text:style-name="L4">
        <text:list-item>
          <text:p text:style-name="P9">Campañas de email marketing con diseño responsivo y segmentación por audiencia. </text:p>
        </text:list-item>
        <text:list-item>
          <text:p text:style-name="P9">Secuencias automatizadas en WhatsApp para promociones, recordatorios o atención al cliente. </text:p>
        </text:list-item>
        <text:list-item>
          <text:p text:style-name="P8">Pruebas A/B para optimizar horarios, tono y formato de mensajes. </text:p>
        </text:list-item>
      </text:list>
      <text:p text:style-name="Text_20_body"><text:span text:style-name="Strong_20_Emphasis">Beneficios:</text:span> </text:p>
      <text:list text:style-name="L5">
        <text:list-item>
          <text:p text:style-name="P11">Permite comunicación directa y personalizada con usuarios en canales de alto engagement. </text:p>
        </text:list-item>
        <text:list-item>
          <text:p text:style-name="P11">Reduce la tasa de abandono de clientes mediante interacciones oportunas. </text:p>
        </text:list-item>
        <text:list-item>
          <text:p text:style-name="P10">Genera datos medibles para ajustar estrategias basadas en métricas reales. </text:p>
        </text:list-item>
      </text:list>
      <text:p text:style-name="P32"><text:span text:style-name="Strong_20_Emphasis">Especificaciones Técnicas:</text:span> </text:p>
      <text:list text:style-name="L6">
        <text:list-item>
          <text:p text:style-name="P13"><text:soft-page-break/>Cumplimiento normativo: Adherencia a GDPR, CAN-SPAM y leyes locales de protección de datos. </text:p>
        </text:list-item>
        <text:list-item>
          <text:p text:style-name="P12">Métricas clave: Tasa de apertura, clics, conversión y retención por campaña. </text:p>
        </text:list-item>
      </text:list>
      <text:p text:style-name="Horizontal_20_Line"/>
      <text:h text:style-name="Heading_20_3" text:outline-level="3"><text:span text:style-name="Strong_20_Emphasis">3. Campañas de Publicidad Digital</text:span> </text:h>
      <text:p text:style-name="Text_20_body"><text:span text:style-name="Strong_20_Emphasis">Descripción:</text:span><text:line-break/>Gestión de anuncios pagados en plataformas digitales para alcanzar audiencias específicas, generando tráfico cualificado y resultados medibles. </text:p>
      <text:p text:style-name="Text_20_body"><text:span text:style-name="Strong_20_Emphasis">Componentes:</text:span> </text:p>
      <text:list text:style-name="L7">
        <text:list-item>
          <text:p text:style-name="P15">Campañas en Google Ads (búsqueda, display, Shopping). </text:p>
        </text:list-item>
        <text:list-item>
          <text:p text:style-name="P15">Anuncios en redes sociales (Meta, LinkedIn, TikTok) con enfoque en audiencias segmentadas. </text:p>
        </text:list-item>
        <text:list-item>
          <text:p text:style-name="P15">Diseño de creativos (imágenes, videos, copy) adaptados a cada plataforma y objetivo. </text:p>
        </text:list-item>
        <text:list-item>
          <text:p text:style-name="P14">Monitoreo continuo y ajustes basados en datos de rendimiento. </text:p>
        </text:list-item>
      </text:list>
      <text:p text:style-name="Text_20_body"><text:span text:style-name="Strong_20_Emphasis">Beneficios:</text:span> </text:p>
      <text:list text:style-name="L8">
        <text:list-item>
          <text:p text:style-name="P17">Acelera la generación de tráfico hacia objetivos comerciales (ventas, leads, conciencia de marca). </text:p>
        </text:list-item>
        <text:list-item>
          <text:p text:style-name="P17">Optimiza el gasto publicitario mediante segmentación precisa y pruebas constantes. </text:p>
        </text:list-item>
        <text:list-item>
          <text:p text:style-name="P16">Proporciona transparencia en el rendimiento con informes detallados de ROI. </text:p>
        </text:list-item>
      </text:list>
      <text:p text:style-name="Text_20_body"><text:span text:style-name="Strong_20_Emphasis">Especificaciones Técnicas:</text:span> </text:p>
      <text:list text:style-name="L9">
        <text:list-item>
          <text:p text:style-name="P19">Procesos: Configuración de conversiones, retargeting, análisis de CPC y CTR. </text:p>
        </text:list-item>
        <text:list-item>
          <text:p text:style-name="P18">Entregables: Reportes semanales/mensuales con KPIs (costo por adquisición, ROAS, tasa de conversión). </text:p>
        </text:list-item>
      </text:list>
      <text:p text:style-name="Horizontal_20_Line"/>
      <text:h text:style-name="Heading_20_3" text:outline-level="3"><text:span text:style-name="Strong_20_Emphasis">4. Automatización de Procesos de Marketing</text:span> </text:h>
      <text:p text:style-name="Text_20_body"><text:span text:style-name="Strong_20_Emphasis">Descripción:</text:span><text:line-break/>Implementación de flujos de trabajo automatizados para gestionar tareas repetitivas, nutrir leads y personalizar la experiencia del cliente sin intervención manual constante. </text:p>
      <text:p text:style-name="Text_20_body"><text:span text:style-name="Strong_20_Emphasis">Componentes:</text:span> </text:p>
      <text:list text:style-name="L10">
        <text:list-item>
          <text:p text:style-name="P21">Secuencias de email automatizadas (bienvenida, reactivación, seguimiento post-venta). </text:p>
        </text:list-item>
        <text:list-item>
          <text:p text:style-name="P21">Integración entre CRM, herramientas de análisis y plataformas de mensajería. </text:p>
        </text:list-item>
        <text:list-item>
          <text:p text:style-name="P21">Configuración de triggers basados en acciones del usuario (ej.: descarga de contenido, abandono de carrito). </text:p>
        </text:list-item>
        <text:list-item>
          <text:p text:style-name="P20">Monitoreo de flujos y ajustes para maximizar eficiencia. </text:p>
        </text:list-item>
      </text:list>
      <text:p text:style-name="Text_20_body"><text:span text:style-name="Strong_20_Emphasis">Beneficios:</text:span> </text:p>
      <text:list text:style-name="L11">
        <text:list-item>
          <text:p text:style-name="P23">Reduce la carga operativa en equipos internos al automatizar procesos repetitivos. </text:p>
        </text:list-item>
        <text:list-item>
          <text:p text:style-name="P23">Asegura interacciones oportunas y relevantes con usuarios en cada etapa del funnel. </text:p>
        </text:list-item>
        <text:list-item>
          <text:p text:style-name="P22">Mejora la precisión en la segmentación y personalización de comunicaciones. </text:p>
        </text:list-item>
      </text:list>
      <text:p text:style-name="Text_20_body"><text:soft-page-break/><text:span text:style-name="Strong_20_Emphasis">Especificaciones Técnicas:</text:span> </text:p>
      <text:list text:style-name="L12">
        <text:list-item>
          <text:p text:style-name="P25">Estándares: Cumplimiento de reglas de privacidad (ej.: GDPR para datos de usuarios). </text:p>
        </text:list-item>
        <text:list-item>
          <text:p text:style-name="P24">Entregables: Documentación de flujos automatizados, informes de eficiencia operativa. </text:p>
        </text:list-item>
      </text:list>
      <text:p text:style-name="Horizontal_20_Line"/>
      <text:h text:style-name="Heading_20_3" text:outline-level="3"><text:span text:style-name="Strong_20_Emphasis">5. Diseño de Sitios Web Corporativos</text:span> </text:h>
      <text:p text:style-name="Text_20_body"><text:span text:style-name="Strong_20_Emphasis">Descripción:</text:span><text:line-break/>Creación de sitios web funcionales, seguros y optimizados para experiencia de usuario (UX) y posicionamiento SEO, como punto central de la presencia digital del cliente. </text:p>
      <text:p text:style-name="Text_20_body"><text:span text:style-name="Strong_20_Emphasis">Componentes:</text:span> </text:p>
      <text:list text:style-name="L13">
        <text:list-item>
          <text:p text:style-name="P27">Diseño responsivo y móvil-first para todas las pantallas. </text:p>
        </text:list-item>
        <text:list-item>
          <text:p text:style-name="P27">Estructura técnica optimizada para SEO (meta tags, velocidad de carga, estructura de URLs). </text:p>
        </text:list-item>
        <text:list-item>
          <text:p text:style-name="P27">Integración con sistemas de gestión de contenido (CMS) y herramientas analíticas. </text:p>
        </text:list-item>
        <text:list-item>
          <text:p text:style-name="P26">Implementación de seguridad básica (HTTPS, protección contra ataques). </text:p>
        </text:list-item>
      </text:list>
      <text:p text:style-name="Text_20_body"><text:span text:style-name="Strong_20_Emphasis">Beneficios:</text:span> </text:p>
      <text:list text:style-name="L14">
        <text:list-item>
          <text:p text:style-name="P29">Proporciona una base sólida para la interacción con clientes y generación de leads. </text:p>
        </text:list-item>
        <text:list-item>
          <text:p text:style-name="P29">Mejora la visibilidad orgánica en motores de búsqueda mediante técnicas técnicas y de contenido. </text:p>
        </text:list-item>
        <text:list-item>
          <text:p text:style-name="P28">Garantiza una experiencia coherente y accesible para todos los usuarios. </text:p>
        </text:list-item>
      </text:list>
      <text:p text:style-name="Text_20_body"><text:span text:style-name="Strong_20_Emphasis">Especificaciones Técnicas:</text:span> </text:p>
      <text:list text:style-name="L15">
        <text:list-item>
          <text:p text:style-name="P31">Tecnologías: HTML5, CSS3, JavaScript, WordPress o frameworks modernos (React, Vue). </text:p>
        </text:list-item>
        <text:list-item>
          <text:p text:style-name="P31">Estándares: Cumplimiento WCAG 2.1 (accesibilidad), carga bajo 3 segundos en dispositivos móviles. </text:p>
        </text:list-item>
        <text:list-item>
          <text:p text:style-name="P30">Entregables: Sitio web listo para producción, manual de uso del CMS, informe de rendimiento técnico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03:33:33.236812494</meta:creation-date>
    <dc:date>2025-09-14T03:54:46.794550712</dc:date>
    <meta:editing-duration>PT10M46S</meta:editing-duration>
    <meta:editing-cycles>1</meta:editing-cycles>
    <meta:document-statistic meta:table-count="0" meta:image-count="0" meta:object-count="0" meta:page-count="3" meta:paragraph-count="71" meta:word-count="739" meta:character-count="5375" meta:non-whitespace-character-count="4682"/>
    <meta:generator>LibreOffice/24.2.7.2$Linux_X86_64 LibreOffice_project/420$Build-2</meta:generator>
  </office:meta>
</office:document-meta>
</file>